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Roman 10" svg:font-family="'LM Roman 10'" style:font-pitch="variable"/>
    <style:font-face style:name="LM Roman Slanted 10" svg:font-family="'LM Roman Slanted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9.95mm" table:align="left"/>
    </style:style>
    <style:style style:name="Table1.A" style:family="table-column">
      <style:table-column-properties style:column-width="31.34mm"/>
    </style:style>
    <style:style style:name="Table1.B" style:family="table-column">
      <style:table-column-properties style:column-width="138.61mm"/>
    </style:style>
    <style:style style:name="Table1.A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LM Roman 10" fo:language="es" fo:country="ES" officeooo:rsid="00053908" officeooo:paragraph-rsid="00053908"/>
    </style:style>
    <style:style style:name="P2" style:family="paragraph" style:parent-style-name="Table_20_Contents">
      <style:text-properties style:font-name="LM Roman 10" fo:language="es" fo:country="ES" officeooo:rsid="0008380c" officeooo:paragraph-rsid="0008380c"/>
    </style:style>
    <style:style style:name="P3" style:family="paragraph" style:parent-style-name="Table_20_Contents">
      <style:paragraph-properties fo:text-align="center" style:justify-single-word="false"/>
      <style:text-properties style:font-name="LM Roman Slanted 10" fo:language="es" fo:country="ES" fo:font-weight="bold" officeooo:rsid="00053908" officeooo:paragraph-rsid="00053908" style:font-weight-asian="bold" style:font-weight-complex="bold"/>
    </style:style>
    <style:style style:name="P4" style:family="paragraph" style:parent-style-name="Table_20_Contents">
      <style:text-properties style:font-name="LM Roman 10" fo:language="es" fo:country="ES" officeooo:rsid="000b5328" officeooo:paragraph-rsid="000b5328"/>
    </style:style>
    <style:style style:name="P5" style:family="paragraph">
      <style:paragraph-properties fo:text-align="center"/>
    </style:style>
    <style:style style:name="T1" style:family="text">
      <style:text-properties officeooo:rsid="000b5328"/>
    </style:style>
    <style:style style:name="gr1" style:family="graphic">
      <style:graphic-properties svg:stroke-width="0.81mm" draw:marker-start-width="4.74mm" draw:marker-end="Arrow_20_concave" draw:marker-end-width="4.74mm" draw:textarea-horizontal-align="center" draw:textarea-vertical-align="middle" fo:padding-top="0.41mm" fo:padding-bottom="0.41mm" fo:padding-left="0.41mm" fo:padding-right="0.41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81mm" svg:stroke-color="#ff0000" draw:marker-start-width="4.74mm" draw:marker-end="Arrow_20_concave" draw:marker-end-width="4.74mm" draw:textarea-horizontal-align="center" draw:textarea-vertical-align="middle" fo:padding-top="0.41mm" fo:padding-bottom="0.41mm" fo:padding-left="0.41mm" fo:padding-right="0.41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81mm" svg:stroke-color="#00cc00" draw:marker-start-width="4.74mm" draw:marker-end="Arrow_20_concave" draw:marker-end-width="4.74mm" draw:textarea-horizontal-align="center" draw:textarea-vertical-align="middle" fo:padding-top="0.41mm" fo:padding-bottom="0.41mm" fo:padding-left="0.41mm" fo:padding-right="0.41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table:number-columns-spanned="2" office:value-type="string">
            <text:p text:style-name="P3">Conceptos de Solución Propuestos</text:p>
          </table:table-cell>
          <table:covered-table-cell/>
        </table:table-row>
        <table:table-row>
          <table:table-cell table:style-name="Table1.A2" office:value-type="string">
            <text:p text:style-name="P1">Opción 1</text:p>
            <text:p text:style-name="P1"><draw:line text:anchor-type="paragraph" draw:z-index="0" draw:name="Shape1" draw:style-name="gr1" draw:text-style-name="P5" svg:x1="8.34mm" svg:y1="3.32mm" svg:x2="22.26mm" svg:y2="3.43mm"><text:p/></draw:line></text:p>
          </table:table-cell>
          <table:table-cell table:style-name="Table1.B2" office:value-type="string">
            <text:p text:style-name="P2">Se usará el microcontrolador ESP32 para recopilar y <text:span text:style-name="T1">encapsular</text:span> los datos que serán enviados a otros dominios (Interfaz y Clasificación de estilo de conducción). Este microcontrolador usará un módulo GPRS para conectarse a una red celular y poder comunicarse con la nube. <text:span text:style-name="T1">Para encapsular los datos se usa el protocolo MQTT, que es adecuado para dispositivos de rendimiento limitado.</text:span></text:p>
          </table:table-cell>
        </table:table-row>
        <table:table-row>
          <table:table-cell table:style-name="Table1.A2" office:value-type="string">
            <text:p text:style-name="P1">Opción 2</text:p>
            <text:p text:style-name="P1"><draw:line text:anchor-type="paragraph" draw:z-index="2" draw:name="Shape1" draw:style-name="gr3" draw:text-style-name="P5" svg:x1="9.15mm" svg:y1="2.82mm" svg:x2="23.07mm" svg:y2="2.93mm"><text:p/></draw:line></text:p>
          </table:table-cell>
          <table:table-cell table:style-name="Table1.B2" office:value-type="string">
            <text:p text:style-name="P2">En esta solución se usará una Raspberry Pi Zero W que es una computadora de una sola tarjeta que, en este caso se encargará también de la ejecución de el módulo de clasificación de estilo de conducción. Es decir, el procesamiento se llevará a cabo localmente y no remotamente.</text:p>
          </table:table-cell>
        </table:table-row>
        <table:table-row>
          <table:table-cell table:style-name="Table1.A2" office:value-type="string">
            <text:p text:style-name="P1">Opción 3</text:p>
            <text:p text:style-name="P1"><draw:line text:anchor-type="paragraph" draw:z-index="1" draw:name="Shape1" draw:style-name="gr2" draw:text-style-name="P5" svg:x1="9.44mm" svg:y1="2.82mm" svg:x2="23.36mm" svg:y2="2.93mm"><text:p/></draw:line></text:p>
          </table:table-cell>
          <table:table-cell table:style-name="Table1.B2" office:value-type="string">
            <text:p text:style-name="P4">Se empleará un smartphone, el cual tendrá una aplicación que se encargue de recolectar la data de los sensores y luego conectarse a internet para enviar esta data al servidor. Esto se realizará haciendo uso del protocolo CoAP.</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Roman 10" svg:font-family="'LM Roman 10'" style:font-pitch="variable"/>
    <style:font-face style:name="LM Roman Slanted 10" svg:font-family="'LM Roman Slanted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3:33:10.744378445</meta:creation-date>
    <dc:date>2018-09-25T08:02:07.759048618</dc:date>
    <meta:editing-duration>PT15M58S</meta:editing-duration>
    <meta:editing-cycles>3</meta:editing-cycles>
    <meta:generator>LibreOffice/5.1.6.2$Linux_X86_64 LibreOffice_project/10m0$Build-2</meta:generator>
    <meta:document-statistic meta:table-count="1" meta:image-count="0" meta:object-count="0" meta:page-count="1" meta:paragraph-count="7" meta:word-count="156" meta:character-count="939" meta:non-whitespace-character-count="790"/>
  </office:meta>
</office:document-meta>
</file>